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5.094cm" svg:y="0.452cm">
            <draw:object draw:notify-on-update-of-ranges="Sheet1.A2:Sheet1.A2 Sheet1.A3:Sheet1.A12 Sheet1.B2:Sheet1.B2 Sheet1.B3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2" table:number-rows-spanned="1">
            <text:p>Merge Sort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float" office:value="0.000103" calcext:value-type="float">
            <text:p>0.000103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0.000262" calcext:value-type="float">
            <text:p>0.000262</text:p>
          </table:table-cell>
          <table:table-cell table:number-columns-repeated="102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394" calcext:value-type="float">
            <text:p>0.000394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537" calcext:value-type="float">
            <text:p>0.000537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624" calcext:value-type="float">
            <text:p>0.000624</text:p>
          </table:table-cell>
          <table:table-cell table:number-columns-repeated="102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699" calcext:value-type="float">
            <text:p>0.000699</text:p>
          </table:table-cell>
          <table:table-cell table:number-columns-repeated="102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1094" calcext:value-type="float">
            <text:p>0.001094</text:p>
          </table:table-cell>
          <table:table-cell table:number-columns-repeated="102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1248" calcext:value-type="float">
            <text:p>0.001248</text:p>
          </table:table-cell>
          <table:table-cell table:number-columns-repeated="102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1508" calcext:value-type="float">
            <text:p>0.001508</text:p>
          </table:table-cell>
          <table:table-cell table:number-columns-repeated="102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538" calcext:value-type="float">
            <text:p>0.001538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1:40:04.597520787</meta:creation-date>
    <meta:generator>LibreOffice/6.4.6.2$Linux_X86_64 LibreOffice_project/40$Build-2</meta:generator>
    <dc:date>2021-05-24T11:44:26.743998082</dc:date>
    <meta:editing-duration>PT4M23S</meta:editing-duration>
    <meta:editing-cycles>1</meta:editing-cycles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16cm" svg:y="0.316cm" chart:style-name="ch2">
          <text:p>T(n) vs n</text:p>
        </chart:title>
        <chart:subtitle svg:x="6.976cm" svg:y="1.275cm" chart:style-name="ch3">
          <text:p>Merge Sort</text:p>
        </chart:subtitle>
        <chart:legend chart:legend-position="end" svg:x="14.045cm" svg:y="4.203cm" style:legend-expansion="high" chart:style-name="ch4"/>
        <chart:plot-area chart:style-name="ch5" table:cell-range-address="Sheet1.A2:Sheet1.B12" chart:data-source-has-labels="row" svg:x="1.33cm" svg:y="2.138cm" svg:width="12.396cm" svg:height="5.706cm">
          <chartooo:coordinate-region svg:x="2.613cm" svg:y="2.338cm" svg:width="10.741cm" svg:height="4.859cm"/>
          <chart:axis chart:dimension="x" chart:name="primary-x" chart:style-name="ch6">
            <chart:title svg:x="7.378cm" svg:y="8.024cm" chart:style-name="ch7">
              <text:p>n</text:p>
            </chart:title>
          </chart:axis>
          <chart:axis chart:dimension="y" chart:name="primary-y" chart:style-name="ch6">
            <chart:title svg:x="0.451cm" svg:y="5.339cm" chart:style-name="ch8">
              <text:p>T(n)</text:p>
            </chart:title>
            <chart:grid chart:style-name="ch9" chart:class="major"/>
          </chart:axis>
          <chart:series chart:style-name="ch10" chart:values-cell-range-address="Sheet1.B3:Sheet1.B12" chart:label-cell-address="Sheet1.B2:Sheet1.B2" chart:class="chart:scatter">
            <chart:domain table:cell-range-address="Sheet1.A3:Sheet1.A1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(n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3:Sheet1.A12</svg:desc>
                </draw:g>
              </table:table-cell>
              <table:table-cell office:value-type="float" office:value="0.000103">
                <text:p>0.000103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00394">
                <text:p>0.000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00537">
                <text:p>0.000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699">
                <text:p>0.000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1248">
                <text:p>0.001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01508">
                <text:p>0.001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01538">
                <text:p>0.001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